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d53" officeooo:paragraph-rsid="00139d53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39d53" officeooo:paragraph-rsid="00139d5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9d53" officeooo:paragraph-rsid="00139d5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b998" officeooo:paragraph-rsid="0014b99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4b998" officeooo:paragraph-rsid="00159a5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39d5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4b99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9d53" officeooo:paragraph-rsid="00159a5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b998" officeooo:paragraph-rsid="0014b99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b998" officeooo:paragraph-rsid="00159a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9a53" officeooo:paragraph-rsid="00159a5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4b998"/>
    </style:style>
    <style:style style:name="P13" style:family="paragraph" style:parent-style-name="Standard">
      <style:paragraph-properties fo:text-align="start" style:justify-single-word="false"/>
      <style:text-properties officeooo:paragraph-rsid="00159a53"/>
    </style:style>
    <style:style style:name="P14" style:family="paragraph" style:parent-style-name="Standard">
      <style:paragraph-properties fo:text-align="start" style:justify-single-word="false"/>
      <style:text-properties fo:font-style="italic" officeooo:paragraph-rsid="0014b998"/>
    </style:style>
    <style:style style:name="P15" style:family="paragraph" style:parent-style-name="Standard">
      <style:paragraph-properties fo:text-align="start" style:justify-single-word="false"/>
      <style:text-properties fo:font-style="italic" officeooo:paragraph-rsid="00159a53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b998" officeooo:paragraph-rsid="0014b99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59a53" officeooo:paragraph-rsid="00159a5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139d53" officeooo:paragraph-rsid="00139d53" style:font-size-asian="16pt" style:font-weight-asian="bold" style:font-size-complex="16pt" style:font-weight-complex="bold"/>
    </style:style>
    <style:style style:name="T1" style:family="text">
      <style:text-properties officeooo:rsid="0014b998"/>
    </style:style>
    <style:style style:name="T2" style:family="text">
      <style:text-properties fo:font-style="italic"/>
    </style:style>
    <style:style style:name="T3" style:family="text">
      <style:text-properties fo:font-size="12pt" fo:font-weight="normal" officeooo:rsid="0014b998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59a53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78b9b" style:font-size-asian="12pt" style:font-weight-asian="normal" style:font-size-complex="12pt" style:font-weight-complex="normal"/>
    </style:style>
    <style:style style:name="T6" style:family="text">
      <style:text-properties officeooo:rsid="00159a53"/>
    </style:style>
    <style:style style:name="T7" style:family="text">
      <style:text-properties officeooo:rsid="00165639"/>
    </style:style>
    <style:style style:name="T8" style:family="text">
      <style:text-properties officeooo:rsid="00178b9b"/>
    </style:style>
    <style:style style:name="T9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universal guide to radio decoding world</text:p>
      <text:p text:style-name="P1"/>
      <text:p text:style-name="P1"/>
      <text:p text:style-name="P1">- Preface</text:p>
      <text:p text:style-name="P1"/>
      <text:p text:style-name="P1">- Introduction to software defined radio</text:p>
      <text:p text:style-name="P1"/>
      <text:p text:style-name="P1">- <text:span text:style-name="T1">Setting up softwares</text:span></text:p>
      <text:p text:style-name="P1"/>
      <text:p text:style-name="P1">- A<text:span text:style-name="T6">CARS</text:span></text:p>
      <text:p text:style-name="P1"/>
      <text:p text:style-name="P1">- <text:span text:style-name="T6">AFSK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Preface</text:p>
      <text:p text:style-name="P6"/>
      <text:p text:style-name="P6"/>
      <text:p text:style-name="P6">Hello!</text:p>
      <text:p text:style-name="P6">This guide would introduce you to the fantastic world of decoding radio signals.</text:p>
      <text:p text:style-name="P6">We'll go from Acars to Pogsag to MeteoSat and so 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Introduction to software defined radio</text:p>
      <text:p text:style-name="P1"/>
      <text:p text:style-name="P1"/>
      <text:p text:style-name="P1"><text:span text:style-name="T8">Introduction goes her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Acars</text:p>
      <text:p text:style-name="P7"/>
      <text:p text:style-name="P7"/>
      <text:p text:style-name="P12"><text:span text:style-name="T3">A</text:span><text:span text:style-name="T5">CARS</text:span><text:span text:style-name="T3"> = </text:span><text:span text:style-name="T2">Aircraft Communication Addressing and Reporting System</text:span></text:p>
      <text:p text:style-name="P14"/>
      <text:p text:style-name="P9">A<text:span text:style-name="T8">CARS</text:span> is a popular system used by aircraft<text:span text:style-name="T8">s</text:span> to transmit data to ground.</text:p>
      <text:p text:style-name="P9">For further info<text:span text:style-name="T7">s</text:span> take a look here:</text:p>
      <text:p text:style-name="P9"/>
      <text:p text:style-name="P9"><text:a xlink:type="simple" xlink:href="http://en.wikipedia.org/wiki/Aircraft_Communications_Addressing_and_Reporting_System" text:style-name="Internet_20_link" text:visited-style-name="Visited_20_Internet_20_Link">http://en.wikipedia.org/wiki/Aircraft_Communications_Addressing_and_Reporting_System</text:a></text:p>
      <text:p text:style-name="P7"/>
      <text:p text:style-name="P9">So...let's try to decode <text:span text:style-name="T8">ACARS</text:span>!</text:p>
      <text:p text:style-name="P9"/>
      <text:p text:style-name="P9">Linux way:</text:p>
      <text:p text:style-name="P9"/>
      <text:p text:style-name="P9"/>
      <text:p text:style-name="P9"/>
      <text:p text:style-name="P9">Windows way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A<text:span text:style-name="T6">FSK</text:span></text:p>
      <text:p text:style-name="P8"/>
      <text:p text:style-name="P8"/>
      <text:p text:style-name="P13"><text:span text:style-name="T3">A</text:span><text:span text:style-name="T4">FSK</text:span><text:span text:style-name="T3"> = </text:span><text:span text:style-name="T2">System</text:span></text:p>
      <text:p text:style-name="P15"/>
      <text:p text:style-name="P11">AFSK is a popular system used to transmit data <text:span text:style-name="T8">(almost text)</text:span>.</text:p>
      <text:p text:style-name="P10"/>
      <text:p text:style-name="P10">For further info<text:span text:style-name="T7">s</text:span> take a look here:</text:p>
      <text:p text:style-name="P10"/>
      <text:p text:style-name="P11"><text:a xlink:type="simple" xlink:href="http://en.wikipedia.org/wiki/Frequency-shift_keying" text:style-name="Internet_20_link" text:visited-style-name="Visited_20_Internet_20_Link">http://en.wikipedia.org/wiki/Frequency-shift_keying</text:a></text:p>
      <text:p text:style-name="P11"><text:a xlink:type="simple" xlink:href="http://info.aprs.net/index.php?title=Frequencies" text:style-name="Internet_20_link" text:visited-style-name="Visited_20_Internet_20_Link">http://info.aprs.net/index.php?title=Frequencies</text:a></text:p>
      <text:p text:style-name="P11"/>
      <text:p text:style-name="P8"/>
      <text:p text:style-name="P10">So...let's try to decode <text:span text:style-name="T6">AFSK</text:span>!</text:p>
      <text:p text:style-name="P10"/>
      <text:p text:style-name="P10">Linux way:</text:p>
      <text:p text:style-name="P10"/>
      <text:p text:style-name="P11">Fire up GQRX, tune to a know freq. Transmitting in AFSK (take a look in the second link above)</text:p>
      <text:p text:style-name="P11">In the main menu of GQRX, drop down the.....</text:p>
      <text:p text:style-name="P10"/>
      <text:p text:style-name="P10"/>
      <text:p text:style-name="P10"/>
      <text:p text:style-name="P10"/>
      <text:p text:style-name="P10">Windows way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1:00:24.747867683</meta:creation-date>
    <dc:date>2014-11-28T22:20:43.869143764</dc:date>
    <meta:editing-duration>PT30M39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5" meta:paragraph-count="31" meta:word-count="157" meta:character-count="1045" meta:non-whitespace-character-count="919"/>
  </office:meta>
</office:document-meta>
</file>